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5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4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3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2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1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0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13792" calcext:value-type="float">
            <text:p>1.2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83312" calcext:value-type="float">
            <text:p>1.2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13742857143" calcext:value-type="float">
            <text:p>1.426137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772085714286" calcext:value-type="float">
            <text:p>1.467720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080248275862" calcext:value-type="float">
            <text:p>1.4808024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376165517241" calcext:value-type="float">
            <text:p>1.4037616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392542857143" calcext:value-type="float">
            <text:p>1.253925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589848275862" calcext:value-type="float">
            <text:p>1.1058984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744828571429" calcext:value-type="float">
            <text:p>1.137448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697875862069" calcext:value-type="float">
            <text:p>1.156978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538044444444" calcext:value-type="float">
            <text:p>1.1953804444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912524137931" calcext:value-type="float">
            <text:p>1.199125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913058064516" calcext:value-type="float">
            <text:p>1.22913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39624" calcext:value-type="float">
            <text:p>1.27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726812903226" calcext:value-type="float">
            <text:p>1.29726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2448" calcext:value-type="float">
            <text:p>1.298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52784516129" calcext:value-type="float">
            <text:p>1.35527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246761290323" calcext:value-type="float">
            <text:p>1.33246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42952" calcext:value-type="float">
            <text:p>1.244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371122580645" calcext:value-type="float">
            <text:p>1.25371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74472" calcext:value-type="float">
            <text:p>1.317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152490322581" calcext:value-type="float">
            <text:p>1.31152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11514285714" calcext:value-type="float">
            <text:p>1.411115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000361290323" calcext:value-type="float">
            <text:p>1.43000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766683870968" calcext:value-type="float">
            <text:p>1.53766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8696" calcext:value-type="float">
            <text:p>1.572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013058064516" calcext:value-type="float">
            <text:p>1.61013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9504" calcext:value-type="float">
            <text:p>1.685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666606451613" calcext:value-type="float">
            <text:p>1.66666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86167741935" calcext:value-type="float">
            <text:p>1.584861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66264" calcext:value-type="float">
            <text:p>1.5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838425806452" calcext:value-type="float">
            <text:p>1.37838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40104" calcext:value-type="float">
            <text:p>1.404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64903225807" calcext:value-type="float">
            <text:p>1.456649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44771428571" calcext:value-type="float">
            <text:p>1.459447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201625806452" calcext:value-type="float">
            <text:p>1.48201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725625806452" calcext:value-type="float">
            <text:p>1.49725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44468965517" calcext:value-type="float">
            <text:p>1.5084446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307458064516" calcext:value-type="float">
            <text:p>1.54307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9" calcext:value-type="float">
            <text:p>1.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54529032258" calcext:value-type="float">
            <text:p>1.59754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909866666667" calcext:value-type="float">
            <text:p>1.509098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32712" calcext:value-type="float">
            <text:p>1.433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630219354839" calcext:value-type="float">
            <text:p>1.33630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5408" calcext:value-type="float">
            <text:p>1.380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78967741936" calcext:value-type="float">
            <text:p>1.38978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59733333333" calcext:value-type="float">
            <text:p>1.392597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269544827586" calcext:value-type="float">
            <text:p>1.4126954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542" calcext:value-type="float">
            <text:p>1.4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3816" calcext:value-type="float">
            <text:p>1.478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46967741936" calcext:value-type="float">
            <text:p>1.49646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30704" calcext:value-type="float">
            <text:p>1.503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718683870968" calcext:value-type="float">
            <text:p>1.50718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738348387097" calcext:value-type="float">
            <text:p>1.50738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1624" calcext:value-type="float">
            <text:p>1.35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81393548387" calcext:value-type="float">
            <text:p>1.41181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563834482759" calcext:value-type="float">
            <text:p>1.4156383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61744" calcext:value-type="float">
            <text:p>1.44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679922580645" calcext:value-type="float">
            <text:p>1.57679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004" calcext:value-type="float">
            <text:p>1.59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202761290323" calcext:value-type="float">
            <text:p>1.62202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0652" calcext:value-type="float">
            <text:p>1.660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691483870968" calcext:value-type="float">
            <text:p>1.61691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380903225806" calcext:value-type="float">
            <text:p>1.593809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178" calcext:value-type="float">
            <text:p>1.54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030993548387" calcext:value-type="float">
            <text:p>1.57030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08928" calcext:value-type="float">
            <text:p>1.910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010116129032" calcext:value-type="float">
            <text:p>1.94010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555914285714" calcext:value-type="float">
            <text:p>1.915559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303922580645" calcext:value-type="float">
            <text:p>1.97303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314296774193" calcext:value-type="float">
            <text:p>2.2131429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9856" calcext:value-type="float">
            <text:p>2.24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49161290323" calcext:value-type="float">
            <text:p>2.28649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30864" calcext:value-type="float">
            <text:p>2.393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07424516129" calcext:value-type="float">
            <text:p>2.40074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059225806452" calcext:value-type="float">
            <text:p>2.28059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3568" calcext:value-type="float">
            <text:p>2.194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462941935484" calcext:value-type="float">
            <text:p>2.18462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21544" calcext:value-type="float">
            <text:p>2.30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727819354839" calcext:value-type="float">
            <text:p>2.28727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170514285714" calcext:value-type="float">
            <text:p>2.321705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784490322581" calcext:value-type="float">
            <text:p>2.34784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141909677419" calcext:value-type="float">
            <text:p>2.43141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34952" calcext:value-type="float">
            <text:p>2.463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99561290323" calcext:value-type="float">
            <text:p>2.508995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6272" calcext:value-type="float">
            <text:p>2.63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510296774193" calcext:value-type="float">
            <text:p>2.6551029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477341935484" calcext:value-type="float">
            <text:p>2.57477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1296" calcext:value-type="float">
            <text:p>2.38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833083870968" calcext:value-type="float">
            <text:p>2.27833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4128" calcext:value-type="float">
            <text:p>2.29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49935483871" calcext:value-type="float">
            <text:p>2.3449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764285714286" calcext:value-type="float">
            <text:p>2.36764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579741935484" calcext:value-type="float">
            <text:p>2.38579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8494" calcext:value-type="float">
            <text:p>2.428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631968" calcext:value-type="float">
            <text:p>2.466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87692307692" calcext:value-type="float">
            <text:p>2.502876923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15424" calcext:value-type="float">
            <text:p>2.6361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017846153846" calcext:value-type="float">
            <text:p>2.60017846153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22912" calcext:value-type="float">
            <text:p>2.482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001568" calcext:value-type="float">
            <text:p>2.320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682171428571" calcext:value-type="float">
            <text:p>2.546821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072571428571" calcext:value-type="float">
            <text:p>2.540725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767771428571" calcext:value-type="float">
            <text:p>2.537677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54857142857" calcext:value-type="float">
            <text:p>2.53854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0064" calcext:value-type="float">
            <text:p>2.2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4984" calcext:value-type="float">
            <text:p>2.28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8032" calcext:value-type="float">
            <text:p>2.28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173485714286" calcext:value-type="float">
            <text:p>2.341734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334290909091" calcext:value-type="float">
            <text:p>2.2933429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251142857143" calcext:value-type="float">
            <text:p>2.13251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0224" calcext:value-type="float">
            <text:p>2.30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4128" calcext:value-type="float">
            <text:p>2.29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4984" calcext:value-type="float">
            <text:p>2.28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2066" calcext:value-type="float">
            <text:p>2.052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7974" calcext:value-type="float">
            <text:p>2.077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21252173913" calcext:value-type="float">
            <text:p>2.164212521739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61942857143" calcext:value-type="float">
            <text:p>2.234619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515371428571" calcext:value-type="float">
            <text:p>2.155153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4548" calcext:value-type="float">
            <text:p>1.962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6806" calcext:value-type="float">
            <text:p>1.876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6328" calcext:value-type="float">
            <text:p>2.1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1982" calcext:value-type="float">
            <text:p>2.141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13056" calcext:value-type="float">
            <text:p>2.521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0028" calcext:value-type="float">
            <text:p>2.510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737978947368" calcext:value-type="float">
            <text:p>2.5373797894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713046153846" calcext:value-type="float">
            <text:p>2.59713046153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8072" calcext:value-type="float">
            <text:p>2.60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67028571429" calcext:value-type="float">
            <text:p>2.532670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505" calcext:value-type="float">
            <text:p>2.3895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454211764706" calcext:value-type="float">
            <text:p>2.54454211764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018628571429" calcext:value-type="float">
            <text:p>2.470186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85714285714" calcext:value-type="float">
            <text:p>2.64885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49428571428" calcext:value-type="float">
            <text:p>2.6484942857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379333333333" calcext:value-type="float">
            <text:p>2.833793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23527272727" calcext:value-type="float">
            <text:p>2.8522352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14086956522" calcext:value-type="float">
            <text:p>2.91614086956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957317647059" calcext:value-type="float">
            <text:p>3.039573176470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986" calcext:value-type="float">
            <text:p>2.9359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9034" calcext:value-type="float">
            <text:p>2.939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2082" calcext:value-type="float">
            <text:p>2.9420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6654" calcext:value-type="float">
            <text:p>2.9466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51072" calcext:value-type="float">
            <text:p>2.915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624" calcext:value-type="float">
            <text:p>2.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0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318" meta:object-count="0"/>
    <meta:user-defined meta:name="AppVersion">3.0</meta:user-defined>
  </office:meta>
</office:document-meta>
</file>